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cm" fo:min-width="5.1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7.296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56cm" fo:min-width="5.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2.676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6.097cm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45cm" fo:min-width="2.676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5.148cm" fo:min-width="7.438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6.418cm" fo:min-width="7.28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9.025cm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925cm" fo:min-width="5.216cm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72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3.72cm" fo:min-width="17.28cm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337cm" fo:min-width="1.723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2.038cm" fo:min-width="3.004cm"/>
      <style:paragraph-properties style:writing-mode="lr-tb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6.80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2.45cm" fo:min-width="14.422cm"/>
      <style:paragraph-properties style:writing-mode="lr-tb"/>
    </style:style>
    <style:style style:name="gr25" style:family="graphic" style:parent-style-name="objectwithoutfill">
      <style:graphic-properties draw:marker-start="Arrowheads_20_13" draw:marker-start-width="0.3cm" draw:marker-end="Arrowheads_20_14" draw:marker-end-width="0.3cm" draw:fill="none" draw:textarea-vertical-align="middle"/>
    </style:style>
    <style:style style:name="gr26" style:family="graphic" style:parent-style-name="objectwithoutfill">
      <style:graphic-properties draw:marker-end="Arrowheads_20_15" draw:marker-end-width="0.3cm" draw:fill="none" draw:textarea-vertical-align="middle"/>
    </style:style>
    <style:style style:name="gr27" style:family="graphic" style:parent-style-name="objectwithoutfill">
      <style:graphic-properties draw:marker-end="Arrowheads_20_16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5.147cm" fo:min-width="9.343cm"/>
      <style:paragraph-properties style:writing-mode="lr-tb"/>
    </style:style>
    <style:style style:name="gr29" style:family="graphic" style:parent-style-name="objectwithoutfill">
      <style:graphic-properties draw:marker-start="Arrowheads_20_17" draw:marker-start-width="0.3cm" draw:marker-end="Arrowheads_20_18" draw:marker-end-width="0.3cm" draw:fill="none" draw:textarea-vertical-align="middle"/>
    </style:style>
    <style:style style:name="gr30" style:family="graphic" style:parent-style-name="objectwithoutfill">
      <style:graphic-properties draw:marker-end="Arrowheads_20_19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7.052cm" fo:min-width="12.835cm"/>
      <style:paragraph-properties style:writing-mode="lr-tb"/>
    </style:style>
    <style:style style:name="gr32" style:family="graphic" style:parent-style-name="objectwithoutfill">
      <style:graphic-properties draw:marker-end="Arrowheads_20_20" draw:marker-end-width="0.3cm" draw:fill="none" draw:textarea-vertical-align="middle"/>
    </style:style>
    <style:style style:name="gr33" style:family="graphic" style:parent-style-name="objectwithoutfill">
      <style:graphic-properties draw:marker-end="Arrowheads_20_21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3.243cm" fo:min-width="11.565cm"/>
      <style:paragraph-properties style:writing-mode="lr-tb"/>
    </style:style>
    <style:style style:name="gr35" style:family="graphic" style:parent-style-name="objectwithoutfill">
      <style:graphic-properties draw:marker-end="Arrowheads_20_22" draw:marker-end-width="0.3cm" draw:fill="none" draw:textarea-vertical-align="middle"/>
    </style:style>
    <style:style style:name="gr36" style:family="graphic" style:parent-style-name="objectwithoutfill">
      <style:graphic-properties draw:marker-end="Arrowheads_20_23" draw:marker-end-width="0.3cm" draw:fill="none" draw:textarea-vertical-align="middle"/>
    </style:style>
    <style:style style:name="P1" style:family="paragraph">
      <style:paragraph-properties fo:text-align="center"/>
      <style:text-properties fo:font-size="25pt" style:font-size-asian="25pt" style:font-size-complex="2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938cm" svg:height="3.492cm" svg:x="51.8cm" svg:y="2.769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2.382cm" svg:height="3.81cm" svg:x="49.261cm" svg:y="8.484cm">
          <text:p text:style-name="P2">Do you want play first?</text:p>
          <text:p text:style-name="P2">Type Yes or no y/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55.769cm" svg:y1="6.261cm" svg:x2="55.452cm" svg:y2="8.484cm" draw:start-shape="id1" draw:start-glue-point="8" draw:end-shape="id2" svg:d="M55769 6261v1112h-317v1111" svg:viewBox="0 0 318 2224">
          <text:p/>
        </draw:connector>
        <draw:custom-shape draw:style-name="gr4" draw:text-style-name="P2" xml:id="id4" draw:id="id4" draw:layer="layout" svg:width="6.35cm" svg:height="1.906cm" svg:x="51.365cm" svg:y="20.835cm">
          <text:p text:style-name="P2"/>
          <text:p text:style-name="P2">Player id = 1</text:p>
          <text:p text:style-name="P2">Computer id = 2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6.35cm" svg:height="5.398cm" svg:x="51.483cm" svg:y="14.198cm">
          <text:p text:style-name="P2">Turn input = ‘Y’ or ‘y’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53.904cm" svg:y1="12.294cm" svg:x2="54.658cm" svg:y2="14.198cm" draw:start-shape="id2" draw:start-glue-point="7" draw:end-shape="id3" svg:d="M53904 12294v953h754v951" svg:viewBox="0 0 755 1905">
          <text:p/>
        </draw:connector>
        <draw:connector draw:style-name="gr7" draw:text-style-name="P3" draw:layer="layout" svg:x1="54.658cm" svg:y1="19.596cm" svg:x2="54.54cm" svg:y2="20.835cm" draw:start-shape="id3" draw:end-shape="id4" svg:d="M54658 19596v620h-118v619" svg:viewBox="0 0 119 1240">
          <text:p/>
        </draw:connector>
        <draw:custom-shape draw:style-name="gr8" draw:text-style-name="P2" xml:id="id5" draw:id="id5" draw:layer="layout" svg:width="10.477cm" svg:height="2.54cm" svg:x="49.143cm" svg:y="24.476cm">
          <text:p text:style-name="P2">Please enter your move</text:p>
          <text:p text:style-name="P2">Cell id between (1-9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3" draw:layer="layout" svg:x1="54.54cm" svg:y1="22.741cm" svg:x2="54.381cm" svg:y2="24.476cm" draw:start-shape="id4" draw:end-shape="id5" svg:d="M54540 22741v868h-159v867" svg:viewBox="0 0 160 1736">
          <text:p/>
        </draw:connector>
        <draw:custom-shape draw:style-name="gr10" draw:text-style-name="P4" xml:id="id6" draw:id="id6" draw:layer="layout" svg:width="6.35cm" svg:height="5.398cm" svg:x="50.53cm" svg:y="29.439cm">
          <text:p text:style-name="P4">input 0&gt; and &lt;=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svg:x1="54.381cm" svg:y1="27.016cm" svg:x2="53.705cm" svg:y2="29.439cm" draw:start-shape="id5" draw:end-shape="id6" svg:d="M54381 27016v1212h-676v1211" svg:viewBox="0 0 677 2424">
          <text:p/>
        </draw:connector>
        <draw:connector draw:style-name="gr12" draw:text-style-name="P3" draw:layer="layout" svg:x1="50.53cm" svg:y1="32.138cm" svg:x2="46.085cm" svg:y2="41.187cm" draw:start-shape="id6" draw:end-shape="id7" svg:d="M50530 32138h-6708v9049h2263" svg:viewBox="0 0 6709 9050">
          <text:p/>
        </draw:connector>
        <draw:custom-shape draw:style-name="gr13" draw:text-style-name="P4" xml:id="id7" draw:id="id7" draw:layer="layout" svg:width="15.875cm" svg:height="10.796cm" svg:x="46.085cm" svg:y="35.789cm">
          <text:p text:style-name="P4">Func Move (player id, cell id)</text:p>
          <text:p text:style-name="P5">{</text:p>
          <text:p text:style-name="P5"><text:tab/>is cell full (means 0 inside cell)?</text:p>
          <text:p text:style-name="P5"><text:tab/><text:tab/>if roundcounter is &gt;0 and &lt;=9</text:p>
          <text:p text:style-name="P5"><text:tab/><text:tab/><text:tab/>no : insert player id inside that cell and ++roundcounter </text:p>
          <text:p text:style-name="P5"><text:tab/><text:tab/><text:tab/><text:tab/>also return 0</text:p>
          <text:p text:style-name="P5"><text:tab/><text:tab/><text:tab/>yes: return 1 //means error occuropted</text:p>
          <text:p text:style-name="P5"><text:tab/><text:tab/>else<text:tab/>message game is ended.</text:p>
          <text:p text:style-name="P5">}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54.022cm" svg:y1="46.585cm" svg:x2="55.451cm" svg:y2="48.171cm" draw:start-shape="id7" draw:end-shape="id8" svg:d="M54022 46585v793h1429v793" svg:viewBox="0 0 1430 1587">
          <text:p/>
        </draw:connector>
        <draw:custom-shape draw:style-name="gr15" draw:text-style-name="P4" xml:id="id8" draw:id="id8" draw:layer="layout" svg:width="15.558cm" svg:height="13.335cm" svg:x="47.672cm" svg:y="48.171cm">
          <text:p text:style-name="P4">Func Check</text:p>
          <text:p text:style-name="P5">{</text:p>
          <text:p text:style-name="P5"><text:tab/>check X , check Y , check Z </text:p>
          <text:p text:style-name="P5"><text:tab/><text:tab/> , check XYZ, check ZYX;</text:p>
          <text:p text:style-name="P5"/>
          <text:p text:style-name="P5"><text:tab/>if x[0-2] == x[0-2] <text:s text:c="2"/>|| <text:s text:c="2"/>y[..] || z[..] || xyz[..]]</text:p>
          <text:p text:style-name="P5"><text:tab/><text:tab/>number inside cell + is won by cell..</text:p>
          <text:p text:style-name="P5"><text:tab/><text:tab/>return 1 //game end</text:p>
          <text:p text:style-name="P5"><text:tab/>else all cells != 0</text:p>
          <text:p text:style-name="P5"><text:tab/><text:tab/>game is draw</text:p>
          <text:p text:style-name="P5"><text:tab/><text:tab/>return 1 //game end</text:p>
          <text:p text:style-name="P5"><text:tab/>else</text:p>
          <text:p text:style-name="P5"><text:tab/><text:tab/>game is continues</text:p>
          <text:p text:style-name="P5"><text:tab/><text:tab/>return 0</text:p>
          <text:p text:style-name="P5">}</text:p>
          <text:p text:style-name="P4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6" draw:text-style-name="P6" draw:layer="layout" svg:width="9.525cm" svg:height="1.27cm" svg:x="63.548cm" svg:y="51.346cm">
          <text:p text:style-name="P2">Return 1</text:p>
          <text:p text:style-name="P2">We’ve a winner or game is draw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6cm" svg:height="3.175cm" svg:x="62.277cm" svg:y="36.741cm">
          <text:p text:style-name="P2">Return 1</text:p>
          <text:p text:style-name="P2">Cell is full or</text:p>
          <text:p text:style-name="P2">Cell id is invalid</text:p>
          <draw:enhanced-geometry svg:viewBox="0 0 21600 21600" draw:mirror-vertical="false" draw:type="rectangle" draw:enhanced-path="M 0 0 L 21600 0 21600 21600 0 21600 0 0 Z N"/>
        </draw:custom-shape>
        <draw:custom-shape draw:style-name="gr18" draw:text-style-name="P6" draw:layer="layout" svg:width="2.223cm" svg:height="0.952cm" svg:x="58.15cm" svg:y="15.786cm">
          <text:p text:style-name="P2">‘no’ or ‘n’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223cm" svg:height="0.952cm" svg:x="49.578cm" svg:y="34.202cm">
          <text:p text:style-name="P2">Return 0</text:p>
          <text:p text:style-name="P2">Input valid</text:p>
          <draw:enhanced-geometry svg:viewBox="0 0 21600 21600" draw:type="rectangle" draw:enhanced-path="M 0 0 L 21600 0 21600 21600 0 21600 0 0 Z N"/>
        </draw:custom-shape>
        <draw:custom-shape draw:style-name="gr19" draw:text-style-name="P2" xml:id="id9" draw:id="id9" draw:layer="layout" svg:width="17.78cm" svg:height="13.97cm" svg:x="48.625cm" svg:y="65.316cm">
          <text:p text:style-name="P2">Func Computer Move</text:p>
          <text:p text:style-name="P7">{</text:p>
          <text:p text:style-name="P7"><text:tab/>check calculate computer to move()</text:p>
          <text:p text:style-name="P7"><text:tab/><text:tab/></text:p>
          <text:p text:style-name="P5"><text:span text:style-name="T2"><text:tab/></text:span>follow these priorities for move:</text:p>
          <text:p text:style-name="P5"><text:tab/>#1 to win (computer cells)</text:p>
          <text:p text:style-name="P5"><text:tab/>#2 to draw (player cells)</text:p>
          <text:p text:style-name="P5"><text:tab/>#3 random (initial move)</text:p>
          <text:p text:style-name="P7"><text:tab/><text:tab/></text:p>
          <text:p text:style-name="P7"><text:tab/>result move = </text:p>
          <text:p text:style-name="P7"><text:tab/><text:tab/>move (computer id, </text:p>
          <text:p text:style-name="P7"><text:tab/><text:tab/>(</text:p>
          <text:p text:style-name="P7"><text:tab/><text:tab/><text:tab/>#1 computer queue X , Y , Z , XYZ , ZYX</text:p>
          <text:p text:style-name="P7"><text:tab/><text:tab/><text:tab/>#2 player queue X , Y …</text:p>
          <text:p text:style-name="P7"><text:tab/><text:tab/><text:tab/>#3 if those where empty call Func random number</text:p>
          <text:p text:style-name="P7"><text:tab/><text:tab/>)</text:p>
          <text:p text:style-name="P7"/>
          <text:p text:style-name="P7"><text:tab/>while result move == 1</text:p>
          <text:p text:style-name="P7"><text:tab/><text:tab/>result move = move (computer id, Func random number)</text:p>
          <text:p text:style-name="P7">}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svg:x1="55.451cm" svg:y1="61.506cm" svg:x2="57.515cm" svg:y2="65.316cm" draw:start-shape="id8" draw:start-glue-point="6" draw:end-shape="id9" svg:d="M55451 61506v1905h2064v1905" svg:viewBox="0 0 2065 3811">
          <text:p/>
        </draw:connector>
        <draw:custom-shape draw:style-name="gr21" draw:text-style-name="P6" draw:layer="layout" svg:width="2.223cm" svg:height="1.587cm" svg:x="49.577cm" svg:y="46.266cm">
          <text:p text:style-name="P2">Return 0</text:p>
          <text:p text:style-name="P2">Move successfully</text:p>
          <draw:enhanced-geometry svg:viewBox="0 0 21600 21600" draw:mirror-vertical="false" draw:type="rectangle" draw:enhanced-path="M 0 0 L 21600 0 21600 21600 0 21600 0 0 Z N"/>
        </draw:custom-shape>
        <draw:custom-shape draw:style-name="gr22" draw:text-style-name="P6" draw:layer="layout" svg:width="3.504cm" svg:height="2.288cm" svg:x="59.103cm" svg:y="30.008cm">
          <text:p text:style-name="P2">Return 1</text:p>
          <text:p text:style-name="P2">Input invalid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303cm" svg:height="1.27cm" svg:x="47.037cm" svg:y="62.776cm">
          <text:p text:style-name="P2">Return 0</text:p>
          <text:p text:style-name="P2">Game is continues</text:p>
          <draw:enhanced-geometry svg:viewBox="0 0 21600 21600" draw:type="rectangle" draw:enhanced-path="M 0 0 L 21600 0 21600 21600 0 21600 0 0 Z N"/>
        </draw:custom-shape>
        <draw:custom-shape draw:style-name="gr24" draw:text-style-name="P2" xml:id="id10" draw:id="id10" draw:layer="layout" svg:width="14.922cm" svg:height="12.7cm" svg:x="31.163cm" svg:y="64.046cm">
          <text:p text:style-name="P2">Func calculate computer to move</text:p>
          <text:p text:style-name="P7">{</text:p>
          <text:p text:style-name="P7"><text:tab/></text:p>
          <text:p text:style-name="P7"><text:tab/>check via write cell id inside depend array:</text:p>
          <text:p text:style-name="P7"><text:tab/>arrays or queues are global.</text:p>
          <text:p text:style-name="P7"/>
          <text:p text:style-name="P7"><text:tab/>Steps are:</text:p>
          <text:p text:style-name="P7"><text:tab/><text:tab/>check x,y,z,xyz,zyx if cell is not equal 0</text:p>
          <text:p text:style-name="P7"><text:tab/><text:tab/>and 01 or 02 or 12 = player id</text:p>
          <text:p text:style-name="P7"><text:tab/><text:tab/>then insert number of cell is 0 inside enemy</text:p>
          <text:p text:style-name="P7"><text:tab/><text:tab/>queue;</text:p>
          <text:p text:style-name="P7"/>
          <text:p text:style-name="P7"><text:tab/><text:tab/>if there’s computer id insert number of cell</text:p>
          <text:p text:style-name="P7"><text:tab/><text:tab/>inside computerX or Y,Z,… queue</text:p>
          <text:p text:style-name="P7"><text:tab/><text:tab/></text:p>
          <text:p text:style-name="P7">}</text:p>
          <text:p text:style-name="P2"/>
          <draw:enhanced-geometry svg:viewBox="0 0 21600 21600" draw:type="rectangle" draw:enhanced-path="M 0 0 L 21600 0 21600 21600 0 21600 0 0 Z N"/>
        </draw:custom-shape>
        <draw:connector draw:style-name="gr25" draw:text-style-name="P3" draw:layer="layout" draw:type="curve" svg:x1="46.085cm" svg:y1="70.396cm" svg:x2="48.625cm" svg:y2="72.301cm" draw:start-shape="id10" draw:end-shape="id9" svg:d="M46085 70396c1674 0 404 1905 2540 1905" svg:viewBox="0 0 2541 1906">
          <text:p/>
        </draw:connector>
        <draw:line draw:style-name="gr26" draw:text-style-name="P3" draw:layer="layout" svg:x1="61.96cm" svg:y1="41.186cm" svg:x2="67.358cm" svg:y2="41.186cm">
          <text:p/>
        </draw:line>
        <draw:connector draw:style-name="gr27" draw:text-style-name="P3" draw:layer="layout" svg:x1="56.88cm" svg:y1="32.138cm" svg:x2="58.311cm" svg:y2="25.746cm" draw:start-shape="id6" draw:start-glue-point="7" draw:end-shape="id5" draw:end-glue-point="6" svg:d="M56880 32138h1431v-6392" svg:viewBox="0 0 1432 6393">
          <text:p/>
        </draw:connector>
        <draw:custom-shape draw:style-name="gr28" draw:text-style-name="P2" xml:id="id11" draw:id="id11" draw:layer="layout" svg:width="9.843cm" svg:height="5.397cm" svg:x="67.675cm" svg:y="62.459cm">
          <text:p text:style-name="P2">Func random number</text:p>
          <text:p text:style-name="P7">{</text:p>
          <text:p text:style-name="P7"><text:tab/>x = random number (1-9)</text:p>
          <text:p text:style-name="P7"><text:tab/>return x;</text:p>
          <text:p text:style-name="P7">}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type="curve" svg:x1="66.405cm" svg:y1="72.301cm" svg:x2="72.596cm" svg:y2="67.856cm" draw:start-shape="id9" draw:end-shape="id11" svg:d="M66405 72301c4128 0 6191-1481 6191-4445" svg:viewBox="0 0 6192 4446">
          <text:p/>
        </draw:connector>
        <draw:connector draw:style-name="gr30" draw:text-style-name="P3" draw:layer="layout" draw:type="curve" svg:x1="57.515cm" svg:y1="79.286cm" svg:x2="88.947cm" svg:y2="62.206cm" draw:start-shape="id9" draw:start-glue-point="2" draw:end-shape="id12" svg:d="M57515 79286c0 933 31432 9473 31432-17080" svg:viewBox="0 0 31433 19122">
          <text:p/>
        </draw:connector>
        <draw:custom-shape draw:style-name="gr31" draw:text-style-name="P2" xml:id="id12" draw:id="id12" draw:layer="layout" svg:width="13.335cm" svg:height="7.302cm" svg:x="82.28cm" svg:y="54.904cm">
          <text:p text:style-name="P2">Turn is :</text:p>
          <text:p text:style-name="P2">Computer or player what is choose</text:p>
          <text:p text:style-name="P2">then</text:p>
          <text:p text:style-name="P2">Player move</text:p>
          <text:p text:style-name="P2">Computer move</text:p>
          <text:p text:style-name="P2">till</text:p>
          <text:p text:style-name="P2">Max moves are 9</text:p>
          <text:p text:style-name="P2">Min moves are 5</text:p>
          <text:p text:style-name="P2">There is global variable for move counter</text:p>
          <text:p text:style-name="P2">If game is end make counter 0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draw:type="curve" draw:line-skew="-7.064cm" svg:x1="63.23cm" svg:y1="54.838cm" svg:x2="82.28cm" svg:y2="58.555cm" draw:start-shape="id8" draw:end-shape="id12" svg:d="M63230 54838c3691 0-5833 3717 19050 3717" svg:viewBox="0 0 19051 3718">
          <text:p/>
        </draw:connector>
        <draw:custom-shape draw:style-name="gr4" draw:text-style-name="P2" xml:id="id13" draw:id="id13" draw:layer="layout" svg:width="6.35cm" svg:height="1.906cm" svg:x="63.23cm" svg:y="17.437cm">
          <text:p text:style-name="P2">Payer id =2 </text:p>
          <text:p text:style-name="P2">Computer id =1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draw:type="curve" svg:x1="57.833cm" svg:y1="16.897cm" svg:x2="63.23cm" svg:y2="18.39cm" draw:start-shape="id3" draw:end-shape="id13" svg:d="M57833 16897c4048 0 1350 1493 5397 1493" svg:viewBox="0 0 5398 1494">
          <text:p/>
        </draw:connector>
        <draw:custom-shape draw:style-name="gr34" draw:text-style-name="P2" xml:id="id14" draw:id="id14" draw:layer="layout" svg:width="12.065cm" svg:height="3.493cm" svg:x="67.993cm" svg:y="23.471cm">
          <text:p text:style-name="P2">Move </text:p>
          <text:p text:style-name="P2">(computer id , function random number)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type="curve" svg:x1="66.405cm" svg:y1="19.343cm" svg:x2="74.025cm" svg:y2="23.471cm" draw:start-shape="id13" draw:end-shape="id14" svg:d="M66405 19343c0 3096 7620 1032 7620 4128" svg:viewBox="0 0 7621 4129">
          <text:p/>
        </draw:connector>
        <draw:connector draw:style-name="gr36" draw:text-style-name="P3" draw:layer="layout" draw:type="curve" svg:x1="74.025cm" svg:y1="26.964cm" svg:x2="58.311cm" svg:y2="25.746cm" draw:start-shape="id14" draw:end-shape="id5" draw:end-glue-point="6" svg:d="M74025 26964c0 831-15714 1440-15714-1218" svg:viewBox="0 0 15715 192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3T21:49:07.747375584</meta:creation-date>
    <dc:date>2021-12-13T22:58:26.779706821</dc:date>
    <meta:editing-duration>PT58M15S</meta:editing-duration>
    <meta:editing-cycles>46</meta:editing-cycles>
    <meta:generator>LibreOffice/7.0.4.2$Linux_X86_64 LibreOffice_project/00$Build-2</meta:generator>
    <meta:document-statistic meta:object-count="38"/>
  </office:meta>
</office:document-meta>
</file>